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5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366in"/>
    </style:style>
    <style:style style:name="co4" style:family="table-column">
      <style:table-column-properties fo:break-before="auto" style:column-width="1.1563in"/>
    </style:style>
    <style:style style:name="co5" style:family="table-column">
      <style:table-column-properties fo:break-before="auto" style:column-width="1.389in"/>
    </style:style>
    <style:style style:name="co6" style:family="table-column">
      <style:table-column-properties fo:break-before="auto" style:column-width="1.311in"/>
    </style:style>
    <style:style style:name="co7" style:family="table-column">
      <style:table-column-properties fo:break-before="auto" style:column-width="1.41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.9815in" svg:height="3.5429in" svg:x="0.0811in" svg:y="2.3079in">
            <draw:object draw:notify-on-update-of-ranges="Sheet1.A1:Sheet1.A1 Sheet1.A2:Sheet1.A12 Sheet1.B1:Sheet1.B1 Sheet1.B2:Sheet1.B12 Sheet1.F1:Sheet1.F1 Sheet1.F2:Sheet1.F12 Sheet1.A2:Sheet1.A12 Sheet1.E1:Sheet1.E1 Sheet1.E2:Sheet1.E12 Sheet1.A2:Sheet1.A12 Sheet1.A1:Sheet1.A1 Sheet1.A2:Sheet1.A12 Sheet1.C1:Sheet1.C1 Sheet1.C2:Sheet1.C12 Sheet1.A1:Sheet1.A1 Sheet1.A2:Sheet1.A12 Sheet1.D1:Sheet1.D1 Sheet1.D2:Sheet1.D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.3858in" svg:height="3.5429in" svg:x="4.2591in" svg:y="2.2874in">
            <draw:object draw:notify-on-update-of-ranges="Sheet1.A1:Sheet1.A1 Sheet1.A2:Sheet1.A12 Sheet1.I1:Sheet1.I1 Sheet1.I2:Sheet1.I12 Sheet1.A1:Sheet1.A1 Sheet1.A2:Sheet1.A12 Sheet1.J1:Sheet1.J1 Sheet1.J2:Sheet1.J12 Sheet1.A1:Sheet1.A1 Sheet1.A2:Sheet1.A12 Sheet1.K1:Sheet1.K1 Sheet1.K2:Sheet1.K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0.2169in" svg:y="8.4736in">
            <draw:object draw:notify-on-update-of-ranges="Sheet1.A35:Sheet1.A35 Sheet1.A36:Sheet1.A46 Sheet1.B35:Sheet1.B35 Sheet1.C36:Sheet1.C46 Sheet1.F35:Sheet1.F35 Sheet1.G36:Sheet1.G46 Sheet1.A36:Sheet1.A46 Sheet1.A35:Sheet1.A35 Sheet1.A36:Sheet1.A46 Sheet1.D35:Sheet1.D35 Sheet1.E36:Sheet1.E4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2.5657in" svg:y="14.1323in">
            <draw:object draw:notify-on-update-of-ranges="Sheet1.A83:Sheet1.A93 Sheet1.B70:Sheet1.B70 Sheet1.B83:Sheet1.B93 Sheet1.A83:Sheet1.A93 Sheet1.C70:Sheet1.C70 Sheet1.C83:Sheet1.C93 Sheet1.A83:Sheet1.A93 Sheet1.E70:Sheet1.E70 Sheet1.E83:Sheet1.E9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compactness</text:p>
          </table:table-cell>
          <table:table-cell office:value-type="string" calcext:value-type="string">
            <text:p>smoothness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_regions</text:p>
          </table:table-cell>
          <table:table-cell/>
          <table:table-cell office:value-type="string" calcext:value-type="string">
            <text:p><text:s/>misclassification</text:p>
          </table:table-cell>
          <table:table-cell office:value-type="string" calcext:value-type="string">
            <text:p>misclassification/100</text:p>
          </table:table-cell>
          <table:table-cell office:value-type="string" calcext:value-type="string">
            <text:p><text:s/>n_misclassification</text:p>
          </table:table-cell>
          <table:table-cell office:value-type="string" calcext:value-type="string">
            <text:p>avg_misclassific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939" calcext:value-type="float">
            <text:p>0.196939</text:p>
          </table:table-cell>
          <table:table-cell office:value-type="float" office:value="0.923784" calcext:value-type="float">
            <text:p>0.923784</text:p>
          </table:table-cell>
          <table:table-cell office:value-type="float" office:value="0.0481958" calcext:value-type="float">
            <text:p>0.0481958</text:p>
          </table:table-cell>
          <table:table-cell table:formula="of:=([.B2]+[.C2]+[.D2])/3" office:value-type="float" office:value="0.3896396" calcext:value-type="float">
            <text:p>0.389639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612.41" calcext:value-type="float">
            <text:p>8612.41</text:p>
          </table:table-cell>
          <table:table-cell table:formula="of:=[.H2]/100" office:value-type="float" office:value="86.1241" calcext:value-type="float">
            <text:p>86.1241</text:p>
          </table:table-cell>
          <table:table-cell office:value-type="float" office:value="64" calcext:value-type="float">
            <text:p>64</text:p>
          </table:table-cell>
          <table:table-cell table:formula="of:=[.H2]/[.J2]" office:value-type="float" office:value="134.56890625" calcext:value-type="float">
            <text:p>134.5689062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61006" calcext:value-type="float">
            <text:p>0.161006</text:p>
          </table:table-cell>
          <table:table-cell office:value-type="float" office:value="0.859136" calcext:value-type="float">
            <text:p>0.859136</text:p>
          </table:table-cell>
          <table:table-cell office:value-type="float" office:value="0.0917592" calcext:value-type="float">
            <text:p>0.0917592</text:p>
          </table:table-cell>
          <table:table-cell table:formula="of:=([.B3]+[.C3]+[.D3])/3" office:value-type="float" office:value="0.370633733333333" calcext:value-type="float">
            <text:p>0.37063373333333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628.6" calcext:value-type="float">
            <text:p>10628.6</text:p>
          </table:table-cell>
          <table:table-cell table:formula="of:=[.H3]/100" office:value-type="float" office:value="106.286" calcext:value-type="float">
            <text:p>106.286</text:p>
          </table:table-cell>
          <table:table-cell office:value-type="float" office:value="76" calcext:value-type="float">
            <text:p>76</text:p>
          </table:table-cell>
          <table:table-cell table:formula="of:=[.H3]/[.J3]" office:value-type="float" office:value="139.85" calcext:value-type="float">
            <text:p>139.8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47624" calcext:value-type="float">
            <text:p>0.147624</text:p>
          </table:table-cell>
          <table:table-cell office:value-type="float" office:value="0.821795" calcext:value-type="float">
            <text:p>0.821795</text:p>
          </table:table-cell>
          <table:table-cell office:value-type="float" office:value="0.125659" calcext:value-type="float">
            <text:p>0.125659</text:p>
          </table:table-cell>
          <table:table-cell table:formula="of:=([.B4]+[.C4]+[.D4])/3" office:value-type="float" office:value="0.365026" calcext:value-type="float">
            <text:p>0.36502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9758.1" calcext:value-type="float">
            <text:p>19758.1</text:p>
          </table:table-cell>
          <table:table-cell table:formula="of:=[.H4]/100" office:value-type="float" office:value="197.581" calcext:value-type="float">
            <text:p>197.581</text:p>
          </table:table-cell>
          <table:table-cell office:value-type="float" office:value="130" calcext:value-type="float">
            <text:p>130</text:p>
          </table:table-cell>
          <table:table-cell table:formula="of:=[.H4]/[.J4]" office:value-type="float" office:value="151.985384615385" calcext:value-type="float">
            <text:p>151.98538461538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38979" calcext:value-type="float">
            <text:p>0.138979</text:p>
          </table:table-cell>
          <table:table-cell office:value-type="float" office:value="0.796859" calcext:value-type="float">
            <text:p>0.796859</text:p>
          </table:table-cell>
          <table:table-cell office:value-type="float" office:value="0.145001" calcext:value-type="float">
            <text:p>0.145001</text:p>
          </table:table-cell>
          <table:table-cell table:formula="of:=([.B5]+[.C5]+[.D5])/3" office:value-type="float" office:value="0.360279666666667" calcext:value-type="float">
            <text:p>0.36027966666666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925.2" calcext:value-type="float">
            <text:p>22925.2</text:p>
          </table:table-cell>
          <table:table-cell table:formula="of:=[.H5]/100" office:value-type="float" office:value="229.252" calcext:value-type="float">
            <text:p>229.252</text:p>
          </table:table-cell>
          <table:table-cell office:value-type="float" office:value="151" calcext:value-type="float">
            <text:p>151</text:p>
          </table:table-cell>
          <table:table-cell table:formula="of:=[.H5]/[.J5]" office:value-type="float" office:value="151.822516556291" calcext:value-type="float">
            <text:p>151.82251655629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38979" calcext:value-type="float">
            <text:p>0.138979</text:p>
          </table:table-cell>
          <table:table-cell office:value-type="float" office:value="0.796859" calcext:value-type="float">
            <text:p>0.796859</text:p>
          </table:table-cell>
          <table:table-cell office:value-type="float" office:value="0.145001" calcext:value-type="float">
            <text:p>0.145001</text:p>
          </table:table-cell>
          <table:table-cell table:formula="of:=([.B6]+[.C6]+[.D6])/3" office:value-type="float" office:value="0.360279666666667" calcext:value-type="float">
            <text:p>0.36027966666666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925.2" calcext:value-type="float">
            <text:p>22925.2</text:p>
          </table:table-cell>
          <table:table-cell table:formula="of:=[.H6]/100" office:value-type="float" office:value="229.252" calcext:value-type="float">
            <text:p>229.252</text:p>
          </table:table-cell>
          <table:table-cell office:value-type="float" office:value="151" calcext:value-type="float">
            <text:p>151</text:p>
          </table:table-cell>
          <table:table-cell table:formula="of:=[.H6]/[.J6]" office:value-type="float" office:value="151.822516556291" calcext:value-type="float">
            <text:p>151.8225165562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3682" calcext:value-type="float">
            <text:p>0.133682</text:p>
          </table:table-cell>
          <table:table-cell office:value-type="float" office:value="0.783773" calcext:value-type="float">
            <text:p>0.783773</text:p>
          </table:table-cell>
          <table:table-cell office:value-type="float" office:value="0.160979" calcext:value-type="float">
            <text:p>0.160979</text:p>
          </table:table-cell>
          <table:table-cell table:formula="of:=([.B7]+[.C7]+[.D7])/3" office:value-type="float" office:value="0.359478" calcext:value-type="float">
            <text:p>0.35947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0046" calcext:value-type="float">
            <text:p>30046</text:p>
          </table:table-cell>
          <table:table-cell table:formula="of:=[.H7]/100" office:value-type="float" office:value="300.46" calcext:value-type="float">
            <text:p>300.46</text:p>
          </table:table-cell>
          <table:table-cell office:value-type="float" office:value="187" calcext:value-type="float">
            <text:p>187</text:p>
          </table:table-cell>
          <table:table-cell table:formula="of:=[.H7]/[.J7]" office:value-type="float" office:value="160.673796791444" calcext:value-type="float">
            <text:p>160.67379679144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137826" calcext:value-type="float">
            <text:p>0.137826</text:p>
          </table:table-cell>
          <table:table-cell office:value-type="float" office:value="0.797625" calcext:value-type="float">
            <text:p>0.797625</text:p>
          </table:table-cell>
          <table:table-cell office:value-type="float" office:value="0.171684" calcext:value-type="float">
            <text:p>0.171684</text:p>
          </table:table-cell>
          <table:table-cell table:formula="of:=([.B8]+[.C8]+[.D8])/3" office:value-type="float" office:value="0.369045" calcext:value-type="float">
            <text:p>0.36904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8141" calcext:value-type="float">
            <text:p>38141</text:p>
          </table:table-cell>
          <table:table-cell table:formula="of:=[.H8]/100" office:value-type="float" office:value="381.41" calcext:value-type="float">
            <text:p>381.41</text:p>
          </table:table-cell>
          <table:table-cell office:value-type="float" office:value="234" calcext:value-type="float">
            <text:p>234</text:p>
          </table:table-cell>
          <table:table-cell table:formula="of:=[.H8]/[.J8]" office:value-type="float" office:value="162.995726495727" calcext:value-type="float">
            <text:p>162.99572649572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136385" calcext:value-type="float">
            <text:p>0.136385</text:p>
          </table:table-cell>
          <table:table-cell office:value-type="float" office:value="0.801497" calcext:value-type="float">
            <text:p>0.801497</text:p>
          </table:table-cell>
          <table:table-cell office:value-type="float" office:value="0.182041" calcext:value-type="float">
            <text:p>0.182041</text:p>
          </table:table-cell>
          <table:table-cell table:formula="of:=([.B9]+[.C9]+[.D9])/3" office:value-type="float" office:value="0.373307666666667" calcext:value-type="float">
            <text:p>0.37330766666666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5620.4" calcext:value-type="float">
            <text:p>55620.4</text:p>
          </table:table-cell>
          <table:table-cell table:formula="of:=[.H9]/100" office:value-type="float" office:value="556.204" calcext:value-type="float">
            <text:p>556.204</text:p>
          </table:table-cell>
          <table:table-cell office:value-type="float" office:value="308" calcext:value-type="float">
            <text:p>308</text:p>
          </table:table-cell>
          <table:table-cell table:formula="of:=[.H9]/[.J9]" office:value-type="float" office:value="180.585714285714" calcext:value-type="float">
            <text:p>180.58571428571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13781" calcext:value-type="float">
            <text:p>0.13781</text:p>
          </table:table-cell>
          <table:table-cell office:value-type="float" office:value="0.810086" calcext:value-type="float">
            <text:p>0.810086</text:p>
          </table:table-cell>
          <table:table-cell office:value-type="float" office:value="0.195824" calcext:value-type="float">
            <text:p>0.195824</text:p>
          </table:table-cell>
          <table:table-cell table:formula="of:=([.B10]+[.C10]+[.D10])/3" office:value-type="float" office:value="0.38124" calcext:value-type="float">
            <text:p>0.3812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6241.9" calcext:value-type="float">
            <text:p>56241.9</text:p>
          </table:table-cell>
          <table:table-cell table:formula="of:=[.H10]/100" office:value-type="float" office:value="562.419" calcext:value-type="float">
            <text:p>562.419</text:p>
          </table:table-cell>
          <table:table-cell office:value-type="float" office:value="310" calcext:value-type="float">
            <text:p>310</text:p>
          </table:table-cell>
          <table:table-cell table:formula="of:=[.H10]/[.J10]" office:value-type="float" office:value="181.425483870968" calcext:value-type="float">
            <text:p>181.42548387096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13781" calcext:value-type="float">
            <text:p>0.13781</text:p>
          </table:table-cell>
          <table:table-cell office:value-type="float" office:value="0.810086" calcext:value-type="float">
            <text:p>0.810086</text:p>
          </table:table-cell>
          <table:table-cell office:value-type="float" office:value="0.195824" calcext:value-type="float">
            <text:p>0.195824</text:p>
          </table:table-cell>
          <table:table-cell table:formula="of:=([.B11]+[.C11]+[.D11])/3" office:value-type="float" office:value="0.38124" calcext:value-type="float">
            <text:p>0.3812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6241.9" calcext:value-type="float">
            <text:p>56241.9</text:p>
          </table:table-cell>
          <table:table-cell table:formula="of:=[.H11]/100" office:value-type="float" office:value="562.419" calcext:value-type="float">
            <text:p>562.419</text:p>
          </table:table-cell>
          <table:table-cell office:value-type="float" office:value="310" calcext:value-type="float">
            <text:p>310</text:p>
          </table:table-cell>
          <table:table-cell table:formula="of:=[.H11]/[.J11]" office:value-type="float" office:value="181.425483870968" calcext:value-type="float">
            <text:p>181.4254838709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781" calcext:value-type="float">
            <text:p>0.13781</text:p>
          </table:table-cell>
          <table:table-cell office:value-type="float" office:value="0.810086" calcext:value-type="float">
            <text:p>0.810086</text:p>
          </table:table-cell>
          <table:table-cell office:value-type="float" office:value="0.195824" calcext:value-type="float">
            <text:p>0.195824</text:p>
          </table:table-cell>
          <table:table-cell table:formula="of:=([.B12]+[.C12]+[.D12])/3" office:value-type="float" office:value="0.38124" calcext:value-type="float">
            <text:p>0.3812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6241.9" calcext:value-type="float">
            <text:p>56241.9</text:p>
          </table:table-cell>
          <table:table-cell table:formula="of:=[.H12]/100" office:value-type="float" office:value="562.419" calcext:value-type="float">
            <text:p>562.419</text:p>
          </table:table-cell>
          <table:table-cell office:value-type="float" office:value="310" calcext:value-type="float">
            <text:p>310</text:p>
          </table:table-cell>
          <table:table-cell table:formula="of:=[.H12]/[.J12]" office:value-type="float" office:value="181.425483870968" calcext:value-type="float">
            <text:p>181.425483870968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office:value-type="string" calcext:value-type="string">
            <text:p># parameter</text:p>
          </table:table-cell>
          <table:table-cell office:value-type="string" calcext:value-type="string">
            <text:p>n_regions</text:p>
          </table:table-cell>
          <table:table-cell/>
          <table:table-cell office:value-type="string" calcext:value-type="string">
            <text:p><text:s/>misclassification</text:p>
          </table:table-cell>
          <table:table-cell/>
          <table:table-cell office:value-type="string" calcext:value-type="string">
            <text:p>avg_misclass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formula="of:=[.B36]/[.$B$36]" office:value-type="float" office:value="1" calcext:value-type="float">
            <text:p>1</text:p>
          </table:table-cell>
          <table:table-cell office:value-type="float" office:value="8612.41" calcext:value-type="float">
            <text:p>8612.41</text:p>
          </table:table-cell>
          <table:table-cell table:formula="of:=[.D36]/[.$D$46]" office:value-type="float" office:value="0.153131562056047" calcext:value-type="float">
            <text:p>0.153131562056047</text:p>
          </table:table-cell>
          <table:table-cell office:value-type="float" office:value="134.56890625" calcext:value-type="float">
            <text:p>134.56890625</text:p>
          </table:table-cell>
          <table:table-cell table:formula="of:=[.F36]/[.$F$46]" office:value-type="float" office:value="0.741731003708979" calcext:value-type="float">
            <text:p>0.741731003708979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7" calcext:value-type="float">
            <text:p>27</text:p>
          </table:table-cell>
          <table:table-cell table:formula="of:=[.B37]/[.$B$36]" office:value-type="float" office:value="0.509433962264151" calcext:value-type="float">
            <text:p>0.509433962264151</text:p>
          </table:table-cell>
          <table:table-cell office:value-type="float" office:value="10628.6" calcext:value-type="float">
            <text:p>10628.6</text:p>
          </table:table-cell>
          <table:table-cell table:formula="of:=[.D37]/[.$D$46]" office:value-type="float" office:value="0.18898010202358" calcext:value-type="float">
            <text:p>0.18898010202358</text:p>
          </table:table-cell>
          <table:table-cell office:value-type="float" office:value="139.85" calcext:value-type="float">
            <text:p>139.85</text:p>
          </table:table-cell>
          <table:table-cell table:formula="of:=[.F37]/[.$F$46]" office:value-type="float" office:value="0.770839889833025" calcext:value-type="float">
            <text:p>0.770839889833025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table:formula="of:=[.B38]/[.$B$36]" office:value-type="float" office:value="0.358490566037736" calcext:value-type="float">
            <text:p>0.358490566037736</text:p>
          </table:table-cell>
          <table:table-cell office:value-type="float" office:value="19758.1" calcext:value-type="float">
            <text:p>19758.1</text:p>
          </table:table-cell>
          <table:table-cell table:formula="of:=[.D38]/[.$D$46]" office:value-type="float" office:value="0.351305699131786" calcext:value-type="float">
            <text:p>0.351305699131786</text:p>
          </table:table-cell>
          <table:table-cell office:value-type="float" office:value="151.985384615385" calcext:value-type="float">
            <text:p>151.985384615385</text:p>
          </table:table-cell>
          <table:table-cell table:formula="of:=[.F38]/[.$F$46]" office:value-type="float" office:value="0.837728974852721" calcext:value-type="float">
            <text:p>0.837728974852721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6" calcext:value-type="float">
            <text:p>16</text:p>
          </table:table-cell>
          <table:table-cell table:formula="of:=[.B39]/[.$B$36]" office:value-type="float" office:value="0.30188679245283" calcext:value-type="float">
            <text:p>0.30188679245283</text:p>
          </table:table-cell>
          <table:table-cell office:value-type="float" office:value="22925.2" calcext:value-type="float">
            <text:p>22925.2</text:p>
          </table:table-cell>
          <table:table-cell table:formula="of:=[.D39]/[.$D$46]" office:value-type="float" office:value="0.407617808075474" calcext:value-type="float">
            <text:p>0.407617808075474</text:p>
          </table:table-cell>
          <table:table-cell office:value-type="float" office:value="151.822516556291" calcext:value-type="float">
            <text:p>151.822516556291</text:p>
          </table:table-cell>
          <table:table-cell table:formula="of:=[.F39]/[.$F$46]" office:value-type="float" office:value="0.8368312616119" calcext:value-type="float">
            <text:p>0.8368312616119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6" calcext:value-type="float">
            <text:p>16</text:p>
          </table:table-cell>
          <table:table-cell table:formula="of:=[.B40]/[.$B$36]" office:value-type="float" office:value="0.30188679245283" calcext:value-type="float">
            <text:p>0.30188679245283</text:p>
          </table:table-cell>
          <table:table-cell office:value-type="float" office:value="22925.2" calcext:value-type="float">
            <text:p>22925.2</text:p>
          </table:table-cell>
          <table:table-cell table:formula="of:=[.D40]/[.$D$46]" office:value-type="float" office:value="0.407617808075474" calcext:value-type="float">
            <text:p>0.407617808075474</text:p>
          </table:table-cell>
          <table:table-cell office:value-type="float" office:value="151.822516556291" calcext:value-type="float">
            <text:p>151.822516556291</text:p>
          </table:table-cell>
          <table:table-cell table:formula="of:=[.F40]/[.$F$46]" office:value-type="float" office:value="0.8368312616119" calcext:value-type="float">
            <text:p>0.836831261611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B41]/[.$B$36]" office:value-type="float" office:value="0.264150943396226" calcext:value-type="float">
            <text:p>0.264150943396226</text:p>
          </table:table-cell>
          <table:table-cell office:value-type="float" office:value="30046" calcext:value-type="float">
            <text:p>30046</text:p>
          </table:table-cell>
          <table:table-cell table:formula="of:=[.D41]/[.$D$46]" office:value-type="float" office:value="0.534228039948864" calcext:value-type="float">
            <text:p>0.534228039948864</text:p>
          </table:table-cell>
          <table:table-cell office:value-type="float" office:value="160.673796791444" calcext:value-type="float">
            <text:p>160.673796791444</text:p>
          </table:table-cell>
          <table:table-cell table:formula="of:=[.F41]/[.$F$46]" office:value-type="float" office:value="0.885618675851058" calcext:value-type="float">
            <text:p>0.885618675851058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3" calcext:value-type="float">
            <text:p>13</text:p>
          </table:table-cell>
          <table:table-cell table:formula="of:=[.B42]/[.$B$36]" office:value-type="float" office:value="0.245283018867925" calcext:value-type="float">
            <text:p>0.245283018867925</text:p>
          </table:table-cell>
          <table:table-cell office:value-type="float" office:value="38141" calcext:value-type="float">
            <text:p>38141</text:p>
          </table:table-cell>
          <table:table-cell table:formula="of:=[.D42]/[.$D$46]" office:value-type="float" office:value="0.678159877244545" calcext:value-type="float">
            <text:p>0.678159877244545</text:p>
          </table:table-cell>
          <table:table-cell office:value-type="float" office:value="162.995726495727" calcext:value-type="float">
            <text:p>162.995726495727</text:p>
          </table:table-cell>
          <table:table-cell table:formula="of:=[.F42]/[.$F$46]" office:value-type="float" office:value="0.898416931392347" calcext:value-type="float">
            <text:p>0.898416931392347</text:p>
          </table:table-cell>
          <table:table-cell table:number-columns-repeated="4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2" calcext:value-type="float">
            <text:p>12</text:p>
          </table:table-cell>
          <table:table-cell table:formula="of:=[.B43]/[.$B$36]" office:value-type="float" office:value="0.226415094339623" calcext:value-type="float">
            <text:p>0.226415094339623</text:p>
          </table:table-cell>
          <table:table-cell office:value-type="float" office:value="55620.4" calcext:value-type="float">
            <text:p>55620.4</text:p>
          </table:table-cell>
          <table:table-cell table:formula="of:=[.D43]/[.$D$46]" office:value-type="float" office:value="0.988949519841968" calcext:value-type="float">
            <text:p>0.988949519841968</text:p>
          </table:table-cell>
          <table:table-cell office:value-type="float" office:value="180.585714285714" calcext:value-type="float">
            <text:p>180.585714285714</text:p>
          </table:table-cell>
          <table:table-cell table:formula="of:=[.F43]/[.$F$46]" office:value-type="float" office:value="0.995371269970812" calcext:value-type="float">
            <text:p>0.995371269970812</text:p>
          </table:table-cell>
          <table:table-cell table:number-columns-repeated="4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table:formula="of:=[.B44]/[.$B$36]" office:value-type="float" office:value="0.207547169811321" calcext:value-type="float">
            <text:p>0.207547169811321</text:p>
          </table:table-cell>
          <table:table-cell office:value-type="float" office:value="56241.9" calcext:value-type="float">
            <text:p>56241.9</text:p>
          </table:table-cell>
          <table:table-cell table:formula="of:=[.D44]/[.$D$46]" office:value-type="float" office:value="1" calcext:value-type="float">
            <text:p>1</text:p>
          </table:table-cell>
          <table:table-cell office:value-type="float" office:value="181.425483870968" calcext:value-type="float">
            <text:p>181.425483870968</text:p>
          </table:table-cell>
          <table:table-cell table:formula="of:=[.F44]/[.$F$4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1" calcext:value-type="float">
            <text:p>11</text:p>
          </table:table-cell>
          <table:table-cell table:formula="of:=[.B45]/[.$B$36]" office:value-type="float" office:value="0.207547169811321" calcext:value-type="float">
            <text:p>0.207547169811321</text:p>
          </table:table-cell>
          <table:table-cell office:value-type="float" office:value="56241.9" calcext:value-type="float">
            <text:p>56241.9</text:p>
          </table:table-cell>
          <table:table-cell table:formula="of:=[.D45]/[.$D$46]" office:value-type="float" office:value="1" calcext:value-type="float">
            <text:p>1</text:p>
          </table:table-cell>
          <table:table-cell office:value-type="float" office:value="181.425483870968" calcext:value-type="float">
            <text:p>181.425483870968</text:p>
          </table:table-cell>
          <table:table-cell table:formula="of:=[.F45]/[.$F$4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B46]/[.$B$36]" office:value-type="float" office:value="0.207547169811321" calcext:value-type="float">
            <text:p>0.207547169811321</text:p>
          </table:table-cell>
          <table:table-cell office:value-type="float" office:value="56241.9" calcext:value-type="float">
            <text:p>56241.9</text:p>
          </table:table-cell>
          <table:table-cell table:formula="of:=[.D46]/[.$D$46]" office:value-type="float" office:value="1" calcext:value-type="float">
            <text:p>1</text:p>
          </table:table-cell>
          <table:table-cell office:value-type="float" office:value="181.425483870968" calcext:value-type="float">
            <text:p>181.425483870968</text:p>
          </table:table-cell>
          <table:table-cell table:formula="of:=[.F46]/[.$F$46]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3">
          <table:table-cell table:number-columns-repeated="11"/>
        </table:table-row>
        <table:table-row table:style-name="ro1">
          <table:table-cell office:value-type="string" calcext:value-type="string">
            <text:p># parameter</text:p>
          </table:table-cell>
          <table:table-cell office:value-type="string" calcext:value-type="string">
            <text:p><text:s/>n regions</text:p>
          </table:table-cell>
          <table:table-cell office:value-type="string" calcext:value-type="string">
            <text:p><text:s/>misclass</text:p>
          </table:table-cell>
          <table:table-cell office:value-type="string" calcext:value-type="string">
            <text:p><text:s/>% misclassified</text:p>
          </table:table-cell>
          <table:table-cell office:value-type="string" calcext:value-type="string">
            <text:p><text:s/>avg misclass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612.41" calcext:value-type="float">
            <text:p>8612.41</text:p>
          </table:table-cell>
          <table:table-cell office:value-type="float" office:value="0.00731512" calcext:value-type="float">
            <text:p>0.00731512</text:p>
          </table:table-cell>
          <table:table-cell office:value-type="float" office:value="134.569" calcext:value-type="float">
            <text:p>134.569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7" calcext:value-type="float">
            <text:p>27</text:p>
          </table:table-cell>
          <table:table-cell office:value-type="float" office:value="10628.6" calcext:value-type="float">
            <text:p>10628.6</text:p>
          </table:table-cell>
          <table:table-cell office:value-type="float" office:value="0.00868671" calcext:value-type="float">
            <text:p>0.00868671</text:p>
          </table:table-cell>
          <table:table-cell office:value-type="float" office:value="139.85" calcext:value-type="float">
            <text:p>139.85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19758.1" calcext:value-type="float">
            <text:p>19758.1</text:p>
          </table:table-cell>
          <table:table-cell office:value-type="float" office:value="0.0148588" calcext:value-type="float">
            <text:p>0.0148588</text:p>
          </table:table-cell>
          <table:table-cell office:value-type="float" office:value="151.986" calcext:value-type="float">
            <text:p>151.986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6" calcext:value-type="float">
            <text:p>16</text:p>
          </table:table-cell>
          <table:table-cell office:value-type="float" office:value="22925.2" calcext:value-type="float">
            <text:p>22925.2</text:p>
          </table:table-cell>
          <table:table-cell office:value-type="float" office:value="0.0172591" calcext:value-type="float">
            <text:p>0.0172591</text:p>
          </table:table-cell>
          <table:table-cell office:value-type="float" office:value="151.823" calcext:value-type="float">
            <text:p>151.823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6" calcext:value-type="float">
            <text:p>16</text:p>
          </table:table-cell>
          <table:table-cell office:value-type="float" office:value="22925.2" calcext:value-type="float">
            <text:p>22925.2</text:p>
          </table:table-cell>
          <table:table-cell office:value-type="float" office:value="0.0172591" calcext:value-type="float">
            <text:p>0.0172591</text:p>
          </table:table-cell>
          <table:table-cell office:value-type="float" office:value="151.823" calcext:value-type="float">
            <text:p>151.82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0046" calcext:value-type="float">
            <text:p>30046</text:p>
          </table:table-cell>
          <table:table-cell office:value-type="float" office:value="0.0213739" calcext:value-type="float">
            <text:p>0.0213739</text:p>
          </table:table-cell>
          <table:table-cell office:value-type="float" office:value="160.674" calcext:value-type="float">
            <text:p>160.674</text:p>
          </table:table-cell>
          <table:table-cell table:number-columns-repeated="6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3" calcext:value-type="float">
            <text:p>13</text:p>
          </table:table-cell>
          <table:table-cell office:value-type="float" office:value="38141" calcext:value-type="float">
            <text:p>38141</text:p>
          </table:table-cell>
          <table:table-cell office:value-type="float" office:value="0.0267459" calcext:value-type="float">
            <text:p>0.0267459</text:p>
          </table:table-cell>
          <table:table-cell office:value-type="float" office:value="162.996" calcext:value-type="float">
            <text:p>162.996</text:p>
          </table:table-cell>
          <table:table-cell table:number-columns-repeated="6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2" calcext:value-type="float">
            <text:p>12</text:p>
          </table:table-cell>
          <table:table-cell office:value-type="float" office:value="55620.4" calcext:value-type="float">
            <text:p>55620.4</text:p>
          </table:table-cell>
          <table:table-cell office:value-type="float" office:value="0.035204" calcext:value-type="float">
            <text:p>0.035204</text:p>
          </table:table-cell>
          <table:table-cell office:value-type="float" office:value="180.586" calcext:value-type="float">
            <text:p>180.586</text:p>
          </table:table-cell>
          <table:table-cell table:number-columns-repeated="6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56241.9" calcext:value-type="float">
            <text:p>56241.9</text:p>
          </table:table-cell>
          <table:table-cell office:value-type="float" office:value="0.0354326" calcext:value-type="float">
            <text:p>0.0354326</text:p>
          </table:table-cell>
          <table:table-cell office:value-type="float" office:value="181.426" calcext:value-type="float">
            <text:p>181.426</text:p>
          </table:table-cell>
          <table:table-cell table:number-columns-repeated="6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1" calcext:value-type="float">
            <text:p>11</text:p>
          </table:table-cell>
          <table:table-cell office:value-type="float" office:value="56241.9" calcext:value-type="float">
            <text:p>56241.9</text:p>
          </table:table-cell>
          <table:table-cell office:value-type="float" office:value="0.0354326" calcext:value-type="float">
            <text:p>0.0354326</text:p>
          </table:table-cell>
          <table:table-cell office:value-type="float" office:value="181.426" calcext:value-type="float">
            <text:p>181.42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6241.9" calcext:value-type="float">
            <text:p>56241.9</text:p>
          </table:table-cell>
          <table:table-cell office:value-type="float" office:value="0.0354326" calcext:value-type="float">
            <text:p>0.0354326</text:p>
          </table:table-cell>
          <table:table-cell office:value-type="float" office:value="181.426" calcext:value-type="float">
            <text:p>181.426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formula="of:=[.A71]" office:value-type="float" office:value="0" calcext:value-type="float">
            <text:p>0</text:p>
          </table:table-cell>
          <table:table-cell table:formula="of:=[.B71]/[.$B$71]" office:value-type="float" office:value="1" calcext:value-type="float">
            <text:p>1</text:p>
          </table:table-cell>
          <table:table-cell table:formula="of:=[.C71]/[.$C$81]" office:value-type="float" office:value="0.153131562056047" calcext:value-type="float">
            <text:p>0.153131562056047</text:p>
          </table:table-cell>
          <table:table-cell/>
          <table:table-cell table:formula="of:=[.E71]/[.$E$81]" office:value-type="float" office:value="0.741729410338099" calcext:value-type="float">
            <text:p>0.741729410338099</text:p>
          </table:table-cell>
          <table:table-cell table:number-columns-repeated="6"/>
        </table:table-row>
        <table:table-row table:style-name="ro1">
          <table:table-cell table:formula="of:=[.A72]" office:value-type="float" office:value="0.2" calcext:value-type="float">
            <text:p>0.2</text:p>
          </table:table-cell>
          <table:table-cell table:formula="of:=[.B72]/[.$B$71]" office:value-type="float" office:value="0.509433962264151" calcext:value-type="float">
            <text:p>0.509433962264151</text:p>
          </table:table-cell>
          <table:table-cell table:formula="of:=[.C72]/[.$C$81]" office:value-type="float" office:value="0.18898010202358" calcext:value-type="float">
            <text:p>0.18898010202358</text:p>
          </table:table-cell>
          <table:table-cell/>
          <table:table-cell table:formula="of:=[.E72]/[.$E$81]" office:value-type="float" office:value="0.77083769691224" calcext:value-type="float">
            <text:p>0.77083769691224</text:p>
          </table:table-cell>
          <table:table-cell table:number-columns-repeated="6"/>
        </table:table-row>
        <table:table-row table:style-name="ro1">
          <table:table-cell table:formula="of:=[.A73]" office:value-type="float" office:value="0.4" calcext:value-type="float">
            <text:p>0.4</text:p>
          </table:table-cell>
          <table:table-cell table:formula="of:=[.B73]/[.$B$71]" office:value-type="float" office:value="0.358490566037736" calcext:value-type="float">
            <text:p>0.358490566037736</text:p>
          </table:table-cell>
          <table:table-cell table:formula="of:=[.C73]/[.$C$81]" office:value-type="float" office:value="0.351305699131786" calcext:value-type="float">
            <text:p>0.351305699131786</text:p>
          </table:table-cell>
          <table:table-cell/>
          <table:table-cell table:formula="of:=[.E73]/[.$E$81]" office:value-type="float" office:value="0.83772998357457" calcext:value-type="float">
            <text:p>0.83772998357457</text:p>
          </table:table-cell>
          <table:table-cell table:number-columns-repeated="6"/>
        </table:table-row>
        <table:table-row table:style-name="ro1">
          <table:table-cell table:formula="of:=[.A74]" office:value-type="float" office:value="0.6" calcext:value-type="float">
            <text:p>0.6</text:p>
          </table:table-cell>
          <table:table-cell table:formula="of:=[.B74]/[.$B$71]" office:value-type="float" office:value="0.30188679245283" calcext:value-type="float">
            <text:p>0.30188679245283</text:p>
          </table:table-cell>
          <table:table-cell table:formula="of:=[.C74]/[.$C$81]" office:value-type="float" office:value="0.407617808075474" calcext:value-type="float">
            <text:p>0.407617808075474</text:p>
          </table:table-cell>
          <table:table-cell/>
          <table:table-cell table:formula="of:=[.E74]/[.$E$81]" office:value-type="float" office:value="0.836831545643954" calcext:value-type="float">
            <text:p>0.836831545643954</text:p>
          </table:table-cell>
          <table:table-cell table:number-columns-repeated="6"/>
        </table:table-row>
        <table:table-row table:style-name="ro1">
          <table:table-cell table:formula="of:=[.A75]" office:value-type="float" office:value="0.8" calcext:value-type="float">
            <text:p>0.8</text:p>
          </table:table-cell>
          <table:table-cell table:formula="of:=[.B75]/[.$B$71]" office:value-type="float" office:value="0.30188679245283" calcext:value-type="float">
            <text:p>0.30188679245283</text:p>
          </table:table-cell>
          <table:table-cell table:formula="of:=[.C75]/[.$C$81]" office:value-type="float" office:value="0.407617808075474" calcext:value-type="float">
            <text:p>0.407617808075474</text:p>
          </table:table-cell>
          <table:table-cell/>
          <table:table-cell table:formula="of:=[.E75]/[.$E$81]" office:value-type="float" office:value="0.836831545643954" calcext:value-type="float">
            <text:p>0.836831545643954</text:p>
          </table:table-cell>
          <table:table-cell table:number-columns-repeated="6"/>
        </table:table-row>
        <table:table-row table:style-name="ro1">
          <table:table-cell table:formula="of:=[.A76]" office:value-type="float" office:value="1" calcext:value-type="float">
            <text:p>1</text:p>
          </table:table-cell>
          <table:table-cell table:formula="of:=[.B76]/[.$B$71]" office:value-type="float" office:value="0.264150943396226" calcext:value-type="float">
            <text:p>0.264150943396226</text:p>
          </table:table-cell>
          <table:table-cell table:formula="of:=[.C76]/[.$C$81]" office:value-type="float" office:value="0.534228039948864" calcext:value-type="float">
            <text:p>0.534228039948864</text:p>
          </table:table-cell>
          <table:table-cell/>
          <table:table-cell table:formula="of:=[.E76]/[.$E$81]" office:value-type="float" office:value="0.885617276465336" calcext:value-type="float">
            <text:p>0.885617276465336</text:p>
          </table:table-cell>
          <table:table-cell table:number-columns-repeated="6"/>
        </table:table-row>
        <table:table-row table:style-name="ro1">
          <table:table-cell table:formula="of:=[.A77]" office:value-type="float" office:value="1.2" calcext:value-type="float">
            <text:p>1.2</text:p>
          </table:table-cell>
          <table:table-cell table:formula="of:=[.B77]/[.$B$71]" office:value-type="float" office:value="0.245283018867925" calcext:value-type="float">
            <text:p>0.245283018867925</text:p>
          </table:table-cell>
          <table:table-cell table:formula="of:=[.C77]/[.$C$81]" office:value-type="float" office:value="0.678159877244545" calcext:value-type="float">
            <text:p>0.678159877244545</text:p>
          </table:table-cell>
          <table:table-cell/>
          <table:table-cell table:formula="of:=[.E77]/[.$E$81]" office:value-type="float" office:value="0.89841588305976" calcext:value-type="float">
            <text:p>0.89841588305976</text:p>
          </table:table-cell>
          <table:table-cell table:number-columns-repeated="6"/>
        </table:table-row>
        <table:table-row table:style-name="ro1">
          <table:table-cell table:formula="of:=[.A78]" office:value-type="float" office:value="1.4" calcext:value-type="float">
            <text:p>1.4</text:p>
          </table:table-cell>
          <table:table-cell table:formula="of:=[.B78]/[.$B$71]" office:value-type="float" office:value="0.226415094339623" calcext:value-type="float">
            <text:p>0.226415094339623</text:p>
          </table:table-cell>
          <table:table-cell table:formula="of:=[.C78]/[.$C$81]" office:value-type="float" office:value="0.988949519841968" calcext:value-type="float">
            <text:p>0.988949519841968</text:p>
          </table:table-cell>
          <table:table-cell/>
          <table:table-cell table:formula="of:=[.E78]/[.$E$81]" office:value-type="float" office:value="0.995370013118296" calcext:value-type="float">
            <text:p>0.995370013118296</text:p>
          </table:table-cell>
          <table:table-cell table:number-columns-repeated="6"/>
        </table:table-row>
        <table:table-row table:style-name="ro1">
          <table:table-cell table:formula="of:=[.A79]" office:value-type="float" office:value="1.6" calcext:value-type="float">
            <text:p>1.6</text:p>
          </table:table-cell>
          <table:table-cell table:formula="of:=[.B79]/[.$B$71]" office:value-type="float" office:value="0.207547169811321" calcext:value-type="float">
            <text:p>0.207547169811321</text:p>
          </table:table-cell>
          <table:table-cell table:formula="of:=[.C79]/[.$C$81]" office:value-type="float" office:value="1" calcext:value-type="float">
            <text:p>1</text:p>
          </table:table-cell>
          <table:table-cell/>
          <table:table-cell table:formula="of:=[.E79]/[.$E$8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[.A80]" office:value-type="float" office:value="1.8" calcext:value-type="float">
            <text:p>1.8</text:p>
          </table:table-cell>
          <table:table-cell table:formula="of:=[.B80]/[.$B$71]" office:value-type="float" office:value="0.207547169811321" calcext:value-type="float">
            <text:p>0.207547169811321</text:p>
          </table:table-cell>
          <table:table-cell table:formula="of:=[.C80]/[.$C$81]" office:value-type="float" office:value="1" calcext:value-type="float">
            <text:p>1</text:p>
          </table:table-cell>
          <table:table-cell/>
          <table:table-cell table:formula="of:=[.E80]/[.$E$8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[.A81]" office:value-type="float" office:value="2" calcext:value-type="float">
            <text:p>2</text:p>
          </table:table-cell>
          <table:table-cell table:formula="of:=[.B81]/[.$B$71]" office:value-type="float" office:value="0.207547169811321" calcext:value-type="float">
            <text:p>0.207547169811321</text:p>
          </table:table-cell>
          <table:table-cell table:formula="of:=[.C81]/[.$C$81]" office:value-type="float" office:value="1" calcext:value-type="float">
            <text:p>1</text:p>
          </table:table-cell>
          <table:table-cell/>
          <table:table-cell table:formula="of:=[.E81]/[.$E$81]" office:value-type="float" office:value="1" calcext:value-type="float">
            <text:p>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10:18:32.090263081</meta:creation-date>
    <dc:date>2024-10-08T12:43:40.322973994</dc:date>
    <meta:editing-duration>PT41M5S</meta:editing-duration>
    <meta:editing-cycles>3</meta:editing-cycles>
    <meta:generator>LibreOffice/24.8.1.2$MacOSX_X86_64 LibreOffice_project/87fa9aec1a63e70835390b81c40bb8993f1d4ff6</meta:generator>
    <meta:document-statistic meta:table-count="1" meta:cell-count="305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141cm" svg:height="9cm" xlink:href=".." xlink:type="simple" chart:class="chart:scatter" chart:style-name="ch1">
        <chart:legend chart:legend-position="end" svg:x="6.517cm" svg:y="3.725cm" style:legend-expansion="high" chart:style-name="ch2"/>
        <chart:plot-area chart:style-name="ch3" table:cell-range-address="Sheet1.A1:Sheet1.A12 Sheet1.I1:Sheet1.K12" chart:data-source-has-labels="row" svg:x="0.222cm" svg:y="0.18cm" svg:width="6.073cm" svg:height="8.64cm">
          <chart:coordinate-region svg:x="1.056cm" svg:y="0.372cm" svg:width="4.994cm" svg:height="7.8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2:Sheet1.I12" chart:label-cell-address="Sheet1.I1:Sheet1.I1" chart:class="chart:scatter">
            <chart:domain table:cell-range-address="Sheet1.A2:Sheet1.A12"/>
            <chart:data-point chart:repeated="11"/>
          </chart:series>
          <chart:series chart:style-name="ch8" chart:values-cell-range-address="Sheet1.J2:Sheet1.J12" chart:label-cell-address="Sheet1.J1:Sheet1.J1" chart:class="chart:scatter">
            <chart:data-point chart:repeated="11"/>
          </chart:series>
          <chart:series chart:style-name="ch9" chart:values-cell-range-address="Sheet1.K2:Sheet1.K12" chart:label-cell-address="Sheet1.K1:Sheet1.K1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sclassification/100</text:p>
                <draw:g>
                  <svg:desc>Sheet1.I1:Sheet1.I1</svg:desc>
                </draw:g>
              </table:table-cell>
              <table:table-cell office:value-type="string">
                <text:p> n_misclassification</text:p>
                <draw:g>
                  <svg:desc>Sheet1.J1:Sheet1.J1</svg:desc>
                </draw:g>
              </table:table-cell>
              <table:table-cell office:value-type="string">
                <text:p>avg_misclassification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2</svg:desc>
                </draw:g>
              </table:table-cell>
              <table:table-cell office:value-type="float" office:value="86.1241">
                <text:p>86.1241</text:p>
                <draw:g>
                  <svg:desc>Sheet1.I2:Sheet1.I12</svg:desc>
                </draw:g>
              </table:table-cell>
              <table:table-cell office:value-type="float" office:value="64">
                <text:p>64</text:p>
                <draw:g>
                  <svg:desc>Sheet1.J2:Sheet1.J12</svg:desc>
                </draw:g>
              </table:table-cell>
              <table:table-cell office:value-type="float" office:value="134.56890625">
                <text:p>134.56890625</text:p>
                <draw:g>
                  <svg:desc>Sheet1.K2:Sheet1.K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106.286">
                <text:p>106.286</text:p>
              </table:table-cell>
              <table:table-cell office:value-type="float" office:value="76">
                <text:p>76</text:p>
              </table:table-cell>
              <table:table-cell office:value-type="float" office:value="139.85">
                <text:p>139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197.581">
                <text:p>197.581</text:p>
              </table:table-cell>
              <table:table-cell office:value-type="float" office:value="130">
                <text:p>130</text:p>
              </table:table-cell>
              <table:table-cell office:value-type="float" office:value="151.985384615385">
                <text:p>151.9853846153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229.252">
                <text:p>229.252</text:p>
              </table:table-cell>
              <table:table-cell office:value-type="float" office:value="151">
                <text:p>151</text:p>
              </table:table-cell>
              <table:table-cell office:value-type="float" office:value="151.822516556291">
                <text:p>151.822516556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229.252">
                <text:p>229.252</text:p>
              </table:table-cell>
              <table:table-cell office:value-type="float" office:value="151">
                <text:p>151</text:p>
              </table:table-cell>
              <table:table-cell office:value-type="float" office:value="151.822516556291">
                <text:p>151.8225165562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00.46">
                <text:p>300.46</text:p>
              </table:table-cell>
              <table:table-cell office:value-type="float" office:value="187">
                <text:p>187</text:p>
              </table:table-cell>
              <table:table-cell office:value-type="float" office:value="160.673796791444">
                <text:p>160.673796791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381.41">
                <text:p>381.41</text:p>
              </table:table-cell>
              <table:table-cell office:value-type="float" office:value="234">
                <text:p>234</text:p>
              </table:table-cell>
              <table:table-cell office:value-type="float" office:value="162.995726495727">
                <text:p>162.9957264957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">
                <text:p>1.4</text:p>
              </table:table-cell>
              <table:table-cell office:value-type="float" office:value="556.204">
                <text:p>556.204</text:p>
              </table:table-cell>
              <table:table-cell office:value-type="float" office:value="308">
                <text:p>308</text:p>
              </table:table-cell>
              <table:table-cell office:value-type="float" office:value="180.585714285714">
                <text:p>180.585714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">
                <text:p>1.6</text:p>
              </table:table-cell>
              <table:table-cell office:value-type="float" office:value="562.419">
                <text:p>562.419</text:p>
              </table:table-cell>
              <table:table-cell office:value-type="float" office:value="310">
                <text:p>310</text:p>
              </table:table-cell>
              <table:table-cell office:value-type="float" office:value="181.425483870968">
                <text:p>181.4254838709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562.419">
                <text:p>562.419</text:p>
              </table:table-cell>
              <table:table-cell office:value-type="float" office:value="310">
                <text:p>310</text:p>
              </table:table-cell>
              <table:table-cell office:value-type="float" office:value="181.425483870968">
                <text:p>181.4254838709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62.419">
                <text:p>562.419</text:p>
              </table:table-cell>
              <table:table-cell office:value-type="float" office:value="310">
                <text:p>310</text:p>
              </table:table-cell>
              <table:table-cell office:value-type="float" office:value="181.425483870968">
                <text:p>181.4254838709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1.2$MacOSX_X86_64 LibreOffice_project/87fa9aec1a63e70835390b81c40bb8993f1d4ff6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114cm" svg:height="9cm" xlink:href=".." xlink:type="simple" chart:class="chart:scatter" chart:column-mapping="0 1 5 2 3" chart:style-name="ch1">
        <chart:legend chart:legend-position="end" svg:x="6.712cm" svg:y="3.242cm" style:legend-expansion="high" chart:style-name="ch2"/>
        <chart:plot-area chart:style-name="ch3" table:cell-range-address="Sheet1.A1:Sheet1.F12" chart:data-source-has-labels="row" svg:x="0.202cm" svg:y="0.18cm" svg:width="6.308cm" svg:height="8.64cm">
          <chart:coordinate-region svg:x="0.841cm" svg:y="0.372cm" svg:width="5.424cm" svg:height="7.8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2" chart:label-cell-address="Sheet1.B1:Sheet1.B1" chart:class="chart:scatter">
            <chart:domain table:cell-range-address="Sheet1.A2:Sheet1.A12"/>
            <chart:data-point chart:repeated="11"/>
          </chart:series>
          <chart:series chart:style-name="ch8" chart:values-cell-range-address="Sheet1.F2:Sheet1.F12" chart:label-cell-address="Sheet1.F1:Sheet1.F1" chart:class="chart:scatter">
            <chart:data-point chart:repeated="11"/>
          </chart:series>
          <chart:series chart:style-name="ch9" chart:values-cell-range-address="Sheet1.E2:Sheet1.E12" chart:label-cell-address="Sheet1.E1:Sheet1.E1" chart:class="chart:scatter">
            <chart:data-point chart:repeated="11"/>
          </chart:series>
          <chart:series chart:style-name="ch10" chart:values-cell-range-address="Sheet1.C2:Sheet1.C12" chart:label-cell-address="Sheet1.C1:Sheet1.C1" chart:class="chart:scatter">
            <chart:data-point chart:repeated="11"/>
          </chart:series>
          <chart:series chart:style-name="ch11" chart:values-cell-range-address="Sheet1.D2:Sheet1.D12" chart:label-cell-address="Sheet1.D1:Sheet1.D1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mpactness</text:p>
                <draw:g>
                  <svg:desc>Sheet1.B1:Sheet1.B1</svg:desc>
                </draw:g>
              </table:table-cell>
              <table:table-cell office:value-type="string">
                <text:p>n_regions</text:p>
                <draw:g>
                  <svg:desc>Sheet1.F1:Sheet1.F1</svg:desc>
                </draw:g>
              </table:table-cell>
              <table:table-cell office:value-type="string">
                <text:p>quality</text:p>
                <draw:g>
                  <svg:desc>Sheet1.E1:Sheet1.E1</svg:desc>
                </draw:g>
              </table:table-cell>
              <table:table-cell office:value-type="string">
                <text:p>smoothness</text:p>
                <draw:g>
                  <svg:desc>Sheet1.C1:Sheet1.C1</svg:desc>
                </draw:g>
              </table:table-cell>
              <table:table-cell office:value-type="string">
                <text:p>entrop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2</svg:desc>
                </draw:g>
              </table:table-cell>
              <table:table-cell office:value-type="float" office:value="0.196939">
                <text:p>0.196939</text:p>
                <draw:g>
                  <svg:desc>Sheet1.B2:Sheet1.B12</svg:desc>
                </draw:g>
              </table:table-cell>
              <table:table-cell office:value-type="float" office:value="53">
                <text:p>53</text:p>
                <draw:g>
                  <svg:desc>Sheet1.F2:Sheet1.F12</svg:desc>
                </draw:g>
              </table:table-cell>
              <table:table-cell office:value-type="float" office:value="0.3896396">
                <text:p>0.3896396</text:p>
                <draw:g>
                  <svg:desc>Sheet1.E2:Sheet1.E12</svg:desc>
                </draw:g>
              </table:table-cell>
              <table:table-cell office:value-type="float" office:value="0.923784">
                <text:p>0.923784</text:p>
                <draw:g>
                  <svg:desc>Sheet1.C2:Sheet1.C12</svg:desc>
                </draw:g>
              </table:table-cell>
              <table:table-cell office:value-type="float" office:value="0.0481958">
                <text:p>0.0481958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161006">
                <text:p>0.161006</text:p>
              </table:table-cell>
              <table:table-cell office:value-type="float" office:value="27">
                <text:p>27</text:p>
              </table:table-cell>
              <table:table-cell office:value-type="float" office:value="0.370633733333333">
                <text:p>0.370633733333333</text:p>
              </table:table-cell>
              <table:table-cell office:value-type="float" office:value="0.859136">
                <text:p>0.859136</text:p>
              </table:table-cell>
              <table:table-cell office:value-type="float" office:value="0.0917592">
                <text:p>0.09175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147624">
                <text:p>0.147624</text:p>
              </table:table-cell>
              <table:table-cell office:value-type="float" office:value="19">
                <text:p>19</text:p>
              </table:table-cell>
              <table:table-cell office:value-type="float" office:value="0.365026">
                <text:p>0.365026</text:p>
              </table:table-cell>
              <table:table-cell office:value-type="float" office:value="0.821795">
                <text:p>0.821795</text:p>
              </table:table-cell>
              <table:table-cell office:value-type="float" office:value="0.125659">
                <text:p>0.125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138979">
                <text:p>0.138979</text:p>
              </table:table-cell>
              <table:table-cell office:value-type="float" office:value="16">
                <text:p>16</text:p>
              </table:table-cell>
              <table:table-cell office:value-type="float" office:value="0.360279666666667">
                <text:p>0.360279666666667</text:p>
              </table:table-cell>
              <table:table-cell office:value-type="float" office:value="0.796859">
                <text:p>0.796859</text:p>
              </table:table-cell>
              <table:table-cell office:value-type="float" office:value="0.145001">
                <text:p>0.145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138979">
                <text:p>0.138979</text:p>
              </table:table-cell>
              <table:table-cell office:value-type="float" office:value="16">
                <text:p>16</text:p>
              </table:table-cell>
              <table:table-cell office:value-type="float" office:value="0.360279666666667">
                <text:p>0.360279666666667</text:p>
              </table:table-cell>
              <table:table-cell office:value-type="float" office:value="0.796859">
                <text:p>0.796859</text:p>
              </table:table-cell>
              <table:table-cell office:value-type="float" office:value="0.145001">
                <text:p>0.145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133682">
                <text:p>0.133682</text:p>
              </table:table-cell>
              <table:table-cell office:value-type="float" office:value="14">
                <text:p>14</text:p>
              </table:table-cell>
              <table:table-cell office:value-type="float" office:value="0.359478">
                <text:p>0.359478</text:p>
              </table:table-cell>
              <table:table-cell office:value-type="float" office:value="0.783773">
                <text:p>0.783773</text:p>
              </table:table-cell>
              <table:table-cell office:value-type="float" office:value="0.160979">
                <text:p>0.160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0.137826">
                <text:p>0.137826</text:p>
              </table:table-cell>
              <table:table-cell office:value-type="float" office:value="13">
                <text:p>13</text:p>
              </table:table-cell>
              <table:table-cell office:value-type="float" office:value="0.369045">
                <text:p>0.369045</text:p>
              </table:table-cell>
              <table:table-cell office:value-type="float" office:value="0.797625">
                <text:p>0.797625</text:p>
              </table:table-cell>
              <table:table-cell office:value-type="float" office:value="0.171684">
                <text:p>0.1716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">
                <text:p>1.4</text:p>
              </table:table-cell>
              <table:table-cell office:value-type="float" office:value="0.136385">
                <text:p>0.136385</text:p>
              </table:table-cell>
              <table:table-cell office:value-type="float" office:value="12">
                <text:p>12</text:p>
              </table:table-cell>
              <table:table-cell office:value-type="float" office:value="0.373307666666667">
                <text:p>0.373307666666667</text:p>
              </table:table-cell>
              <table:table-cell office:value-type="float" office:value="0.801497">
                <text:p>0.801497</text:p>
              </table:table-cell>
              <table:table-cell office:value-type="float" office:value="0.182041">
                <text:p>0.182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">
                <text:p>1.6</text:p>
              </table:table-cell>
              <table:table-cell office:value-type="float" office:value="0.13781">
                <text:p>0.13781</text:p>
              </table:table-cell>
              <table:table-cell office:value-type="float" office:value="11">
                <text:p>11</text:p>
              </table:table-cell>
              <table:table-cell office:value-type="float" office:value="0.38124">
                <text:p>0.38124</text:p>
              </table:table-cell>
              <table:table-cell office:value-type="float" office:value="0.810086">
                <text:p>0.810086</text:p>
              </table:table-cell>
              <table:table-cell office:value-type="float" office:value="0.195824">
                <text:p>0.1958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0.13781">
                <text:p>0.13781</text:p>
              </table:table-cell>
              <table:table-cell office:value-type="float" office:value="11">
                <text:p>11</text:p>
              </table:table-cell>
              <table:table-cell office:value-type="float" office:value="0.38124">
                <text:p>0.38124</text:p>
              </table:table-cell>
              <table:table-cell office:value-type="float" office:value="0.810086">
                <text:p>0.810086</text:p>
              </table:table-cell>
              <table:table-cell office:value-type="float" office:value="0.195824">
                <text:p>0.1958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13781">
                <text:p>0.13781</text:p>
              </table:table-cell>
              <table:table-cell office:value-type="float" office:value="11">
                <text:p>11</text:p>
              </table:table-cell>
              <table:table-cell office:value-type="float" office:value="0.38124">
                <text:p>0.38124</text:p>
              </table:table-cell>
              <table:table-cell office:value-type="float" office:value="0.810086">
                <text:p>0.810086</text:p>
              </table:table-cell>
              <table:table-cell office:value-type="float" office:value="0.195824">
                <text:p>0.1958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1.2$MacOSX_X86_64 LibreOffice_project/87fa9aec1a63e70835390b81c40bb8993f1d4ff6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36cm" svg:y="3.725cm" style:legend-expansion="high" chart:style-name="ch2"/>
        <chart:plot-area chart:style-name="ch3" table:cell-range-address="Sheet1.A35:Sheet1.A46 Sheet1.B35:Sheet1.B35 Sheet1.C36:Sheet1.C46 Sheet1.F35:Sheet1.F35 Sheet1.G36:Sheet1.G46 Sheet1.D35:Sheet1.D35 Sheet1.E36:Sheet1.E46" chart:data-source-has-labels="row" svg:x="0.32cm" svg:y="0.18cm" svg:width="11.396cm" svg:height="8.64cm">
          <chart:coordinate-region svg:x="1.057cm" svg:y="0.373cm" svg:width="10.414cm" svg:height="7.8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6:Sheet1.C46" chart:label-cell-address="Sheet1.B35:Sheet1.B35" chart:class="chart:scatter">
            <chart:domain table:cell-range-address="Sheet1.A36:Sheet1.A46"/>
            <chart:data-point chart:repeated="11"/>
          </chart:series>
          <chart:series chart:style-name="ch8" chart:values-cell-range-address="Sheet1.G36:Sheet1.G46" chart:label-cell-address="Sheet1.F35:Sheet1.F35" chart:class="chart:scatter">
            <chart:data-point chart:repeated="11"/>
          </chart:series>
          <chart:series chart:style-name="ch9" chart:values-cell-range-address="Sheet1.E36:Sheet1.E46" chart:label-cell-address="Sheet1.D35:Sheet1.D35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_regions</text:p>
                <draw:g>
                  <svg:desc>Sheet1.B35:Sheet1.B35</svg:desc>
                </draw:g>
              </table:table-cell>
              <table:table-cell office:value-type="string">
                <text:p>avg_misclass</text:p>
                <draw:g>
                  <svg:desc>Sheet1.F35:Sheet1.F35</svg:desc>
                </draw:g>
              </table:table-cell>
              <table:table-cell office:value-type="string">
                <text:p> misclassification</text:p>
                <draw:g>
                  <svg:desc>Sheet1.D35:Sheet1.D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6:Sheet1.A46</svg:desc>
                </draw:g>
              </table:table-cell>
              <table:table-cell office:value-type="float" office:value="1">
                <text:p>1</text:p>
                <draw:g>
                  <svg:desc>Sheet1.C36:Sheet1.C46</svg:desc>
                </draw:g>
              </table:table-cell>
              <table:table-cell office:value-type="float" office:value="0.741731003708979">
                <text:p>0.741731003708979</text:p>
                <draw:g>
                  <svg:desc>Sheet1.G36:Sheet1.G46</svg:desc>
                </draw:g>
              </table:table-cell>
              <table:table-cell office:value-type="float" office:value="0.153131562056047">
                <text:p>0.153131562056047</text:p>
                <draw:g>
                  <svg:desc>Sheet1.E36:Sheet1.E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509433962264151">
                <text:p>0.509433962264151</text:p>
              </table:table-cell>
              <table:table-cell office:value-type="float" office:value="0.770839889833025">
                <text:p>0.770839889833025</text:p>
              </table:table-cell>
              <table:table-cell office:value-type="float" office:value="0.18898010202358">
                <text:p>0.188980102023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358490566037736">
                <text:p>0.358490566037736</text:p>
              </table:table-cell>
              <table:table-cell office:value-type="float" office:value="0.837728974852721">
                <text:p>0.837728974852721</text:p>
              </table:table-cell>
              <table:table-cell office:value-type="float" office:value="0.351305699131786">
                <text:p>0.351305699131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30188679245283">
                <text:p>0.30188679245283</text:p>
              </table:table-cell>
              <table:table-cell office:value-type="float" office:value="0.8368312616119">
                <text:p>0.8368312616119</text:p>
              </table:table-cell>
              <table:table-cell office:value-type="float" office:value="0.407617808075474">
                <text:p>0.4076178080754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30188679245283">
                <text:p>0.30188679245283</text:p>
              </table:table-cell>
              <table:table-cell office:value-type="float" office:value="0.8368312616119">
                <text:p>0.8368312616119</text:p>
              </table:table-cell>
              <table:table-cell office:value-type="float" office:value="0.407617808075474">
                <text:p>0.4076178080754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264150943396226">
                <text:p>0.264150943396226</text:p>
              </table:table-cell>
              <table:table-cell office:value-type="float" office:value="0.885618675851058">
                <text:p>0.885618675851058</text:p>
              </table:table-cell>
              <table:table-cell office:value-type="float" office:value="0.534228039948864">
                <text:p>0.5342280399488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0.245283018867925">
                <text:p>0.245283018867925</text:p>
              </table:table-cell>
              <table:table-cell office:value-type="float" office:value="0.898416931392347">
                <text:p>0.898416931392347</text:p>
              </table:table-cell>
              <table:table-cell office:value-type="float" office:value="0.678159877244545">
                <text:p>0.6781598772445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">
                <text:p>1.4</text:p>
              </table:table-cell>
              <table:table-cell office:value-type="float" office:value="0.226415094339623">
                <text:p>0.226415094339623</text:p>
              </table:table-cell>
              <table:table-cell office:value-type="float" office:value="0.995371269970812">
                <text:p>0.995371269970812</text:p>
              </table:table-cell>
              <table:table-cell office:value-type="float" office:value="0.988949519841968">
                <text:p>0.9889495198419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">
                <text:p>1.6</text:p>
              </table:table-cell>
              <table:table-cell office:value-type="float" office:value="0.207547169811321">
                <text:p>0.2075471698113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0.207547169811321">
                <text:p>0.2075471698113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207547169811321">
                <text:p>0.2075471698113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1.2$MacOSX_X86_64 LibreOffice_project/87fa9aec1a63e70835390b81c40bb8993f1d4ff6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6cm" svg:y="3.725cm" style:legend-expansion="high" chart:style-name="ch2"/>
        <chart:plot-area chart:style-name="ch3" table:cell-range-address="Sheet1.A83:Sheet1.C93 Sheet1.B70:Sheet1.C70 Sheet1.E70:Sheet1.E70 Sheet1.E83:Sheet1.E93" chart:data-source-has-labels="row" svg:x="0.32cm" svg:y="0.18cm" svg:width="11.92cm" svg:height="7.679cm">
          <chart:coordinate-region svg:x="1.057cm" svg:y="0.373cm" svg:width="10.938cm" svg:height="6.854cm"/>
          <chart:axis chart:dimension="x" chart:name="primary-x" chart:style-name="ch4">
            <chart:title svg:x="5.72cm" svg:y="8.039cm" chart:style-name="ch5">
              <text:p><text:span text:style-name="T1">epsilon</text:span>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83:Sheet1.B93" chart:label-cell-address="Sheet1.B70:Sheet1.B70" chart:class="chart:scatter">
            <chart:domain table:cell-range-address="Sheet1.A83:Sheet1.A93"/>
            <chart:data-point chart:repeated="11"/>
          </chart:series>
          <chart:series chart:style-name="ch9" chart:values-cell-range-address="Sheet1.C83:Sheet1.C93" chart:label-cell-address="Sheet1.C70:Sheet1.C70" chart:class="chart:scatter">
            <chart:data-point chart:repeated="11"/>
          </chart:series>
          <chart:series chart:style-name="ch10" chart:values-cell-range-address="Sheet1.E83:Sheet1.E93" chart:label-cell-address="Sheet1.E70:Sheet1.E70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n regions</text:p>
                <draw:g>
                  <svg:desc>Sheet1.B70:Sheet1.B70</svg:desc>
                </draw:g>
              </table:table-cell>
              <table:table-cell office:value-type="string">
                <text:p> misclass</text:p>
                <draw:g>
                  <svg:desc>Sheet1.C70:Sheet1.C70</svg:desc>
                </draw:g>
              </table:table-cell>
              <table:table-cell office:value-type="string">
                <text:p> avg misclass</text:p>
                <draw:g>
                  <svg:desc>Sheet1.E70:Sheet1.E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83:Sheet1.A93</svg:desc>
                </draw:g>
              </table:table-cell>
              <table:table-cell office:value-type="float" office:value="1">
                <text:p>1</text:p>
                <draw:g>
                  <svg:desc>Sheet1.B83:Sheet1.B93</svg:desc>
                </draw:g>
              </table:table-cell>
              <table:table-cell office:value-type="float" office:value="0.153131562056047">
                <text:p>0.153131562056047</text:p>
                <draw:g>
                  <svg:desc>Sheet1.C83:Sheet1.C93</svg:desc>
                </draw:g>
              </table:table-cell>
              <table:table-cell office:value-type="float" office:value="0.741729410338099">
                <text:p>0.741729410338099</text:p>
                <draw:g>
                  <svg:desc>Sheet1.E83:Sheet1.E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509433962264151">
                <text:p>0.509433962264151</text:p>
              </table:table-cell>
              <table:table-cell office:value-type="float" office:value="0.18898010202358">
                <text:p>0.18898010202358</text:p>
              </table:table-cell>
              <table:table-cell office:value-type="float" office:value="0.77083769691224">
                <text:p>0.770837696912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358490566037736">
                <text:p>0.358490566037736</text:p>
              </table:table-cell>
              <table:table-cell office:value-type="float" office:value="0.351305699131786">
                <text:p>0.351305699131786</text:p>
              </table:table-cell>
              <table:table-cell office:value-type="float" office:value="0.83772998357457">
                <text:p>0.837729983574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30188679245283">
                <text:p>0.30188679245283</text:p>
              </table:table-cell>
              <table:table-cell office:value-type="float" office:value="0.407617808075474">
                <text:p>0.407617808075474</text:p>
              </table:table-cell>
              <table:table-cell office:value-type="float" office:value="0.836831545643954">
                <text:p>0.8368315456439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30188679245283">
                <text:p>0.30188679245283</text:p>
              </table:table-cell>
              <table:table-cell office:value-type="float" office:value="0.407617808075474">
                <text:p>0.407617808075474</text:p>
              </table:table-cell>
              <table:table-cell office:value-type="float" office:value="0.836831545643954">
                <text:p>0.8368315456439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264150943396226">
                <text:p>0.264150943396226</text:p>
              </table:table-cell>
              <table:table-cell office:value-type="float" office:value="0.534228039948864">
                <text:p>0.534228039948864</text:p>
              </table:table-cell>
              <table:table-cell office:value-type="float" office:value="0.885617276465336">
                <text:p>0.8856172764653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0.245283018867925">
                <text:p>0.245283018867925</text:p>
              </table:table-cell>
              <table:table-cell office:value-type="float" office:value="0.678159877244545">
                <text:p>0.678159877244545</text:p>
              </table:table-cell>
              <table:table-cell office:value-type="float" office:value="0.89841588305976">
                <text:p>0.898415883059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">
                <text:p>1.4</text:p>
              </table:table-cell>
              <table:table-cell office:value-type="float" office:value="0.226415094339623">
                <text:p>0.226415094339623</text:p>
              </table:table-cell>
              <table:table-cell office:value-type="float" office:value="0.988949519841968">
                <text:p>0.988949519841968</text:p>
              </table:table-cell>
              <table:table-cell office:value-type="float" office:value="0.995370013118296">
                <text:p>0.9953700131182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">
                <text:p>1.6</text:p>
              </table:table-cell>
              <table:table-cell office:value-type="float" office:value="0.207547169811321">
                <text:p>0.2075471698113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0.207547169811321">
                <text:p>0.2075471698113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207547169811321">
                <text:p>0.2075471698113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1.2$MacOSX_X86_64 LibreOffice_project/87fa9aec1a63e70835390b81c40bb8993f1d4ff6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